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00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1"/>
        <table:table-column table:style-name="co1" table:number-columns-repeated="2" table:default-cell-style-name="ce2"/>
        <table:table-row table:style-name="ro1">
          <table:table-cell table:style-name="Default" office:value-type="string">
            <text:p>Position left</text:p>
          </table:table-cell>
          <table:table-cell table:style-name="Default" office:value-type="string">
            <text:p>Position top</text:p>
          </table:table-cell>
          <table:table-cell office:value-type="string">
            <text:p>Bild left</text:p>
          </table:table-cell>
          <table:table-cell office:value-type="string">
            <text:p>Bild top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15">
            <text:p>115</text:p>
          </table:table-cell>
          <table:table-cell table:formula="of:=670-[.A2]" office:value-type="float" office:value="297">
            <text:p>297</text:p>
          </table:table-cell>
          <table:table-cell table:formula="of:=110-[.B2]" office:value-type="float" office:value="-5">
            <text:p>-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75">
            <text:p>175</text:p>
          </table:table-cell>
          <table:table-cell table:formula="of:=670-[.A3]" office:value-type="float" office:value="385">
            <text:p>385</text:p>
          </table:table-cell>
          <table:table-cell table:formula="of:=110-[.B3]" office:value-type="float" office:value="-65">
            <text:p>-65</text:p>
          </table:table-cell>
        </table:table-row>
        <table:table-row table:style-name="ro1">
          <table:table-cell table:number-columns-repeated="2"/>
          <table:table-cell table:formula="of:=670-[.A4]" office:value-type="float" office:value="670">
            <text:p>670</text:p>
          </table:table-cell>
          <table:table-cell table:formula="of:=110-[.B4]" office:value-type="float" office:value="110">
            <text:p>110</text:p>
          </table:table-cell>
        </table:table-row>
        <table:table-row table:style-name="ro1">
          <table:table-cell table:number-columns-repeated="2"/>
          <table:table-cell table:formula="of:=670-[.A5]" office:value-type="float" office:value="670">
            <text:p>670</text:p>
          </table:table-cell>
          <table:table-cell table:formula="of:=110-[.B5]" office:value-type="float" office:value="110">
            <text:p>110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344">
            <text:p>344</text:p>
          </table:table-cell>
          <table:table-cell table:formula="of:=670-[.A6]" office:value-type="float" office:value="15">
            <text:p>15</text:p>
          </table:table-cell>
          <table:table-cell table:formula="of:=110-[.B6]" office:value-type="float" office:value="-234">
            <text:p>-23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53">
            <text:p>353</text:p>
          </table:table-cell>
          <table:table-cell table:formula="of:=670-[.A7]" office:value-type="float" office:value="400">
            <text:p>400</text:p>
          </table:table-cell>
          <table:table-cell table:formula="of:=110-[.B7]" office:value-type="float" office:value="-243">
            <text:p>-24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43">
            <text:p>443</text:p>
          </table:table-cell>
          <table:table-cell table:formula="of:=670-[.A8]" office:value-type="float" office:value="572">
            <text:p>572</text:p>
          </table:table-cell>
          <table:table-cell table:formula="of:=110-[.B8]" office:value-type="float" office:value="-333">
            <text:p>-333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480">
            <text:p>480</text:p>
          </table:table-cell>
          <table:table-cell table:formula="of:=670-[.A9]" office:value-type="float" office:value="453">
            <text:p>453</text:p>
          </table:table-cell>
          <table:table-cell table:formula="of:=110-[.B9]" office:value-type="float" office:value="-370">
            <text:p>-37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05">
            <text:p>505</text:p>
          </table:table-cell>
          <table:table-cell table:formula="of:=670-[.A10]" office:value-type="float" office:value="527">
            <text:p>527</text:p>
          </table:table-cell>
          <table:table-cell table:formula="of:=110-[.B10]" office:value-type="float" office:value="-395">
            <text:p>-395</text:p>
          </table:table-cell>
        </table:table-row>
        <table:table-row table:style-name="ro1">
          <table:table-cell table:number-columns-repeated="2"/>
          <table:table-cell table:formula="of:=670-[.A11]" office:value-type="float" office:value="670">
            <text:p>670</text:p>
          </table:table-cell>
          <table:table-cell table:formula="of:=110-[.B11]" office:value-type="float" office:value="110">
            <text:p>110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622">
            <text:p>622</text:p>
          </table:table-cell>
          <table:table-cell table:formula="of:=670-[.A12]" office:value-type="float" office:value="40">
            <text:p>40</text:p>
          </table:table-cell>
          <table:table-cell table:formula="of:=110-[.B12]" office:value-type="float" office:value="-512">
            <text:p>-512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35">
            <text:p>635</text:p>
          </table:table-cell>
          <table:table-cell table:formula="of:=670-[.A13]" office:value-type="float" office:value="-20">
            <text:p>-20</text:p>
          </table:table-cell>
          <table:table-cell table:formula="of:=110-[.B13]" office:value-type="float" office:value="-525">
            <text:p>-525</text:p>
          </table:table-cell>
        </table:table-row>
        <table:table-row table:style-name="ro1">
          <table:table-cell table:number-columns-repeated="2" office:value-type="float" office:value="650">
            <text:p>650</text:p>
          </table:table-cell>
          <table:table-cell table:formula="of:=670-[.A14]" office:value-type="float" office:value="20">
            <text:p>20</text:p>
          </table:table-cell>
          <table:table-cell table:formula="of:=110-[.B14]" office:value-type="float" office:value="-540">
            <text:p>-540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970">
            <text:p>970</text:p>
          </table:table-cell>
          <table:table-cell table:formula="of:=670-[.A15]" office:value-type="float" office:value="20">
            <text:p>20</text:p>
          </table:table-cell>
          <table:table-cell table:formula="of:=110-[.B15]" office:value-type="float" office:value="-860">
            <text:p>-860</text:p>
          </table:table-cell>
        </table:table-row>
        <table:table-row table:style-name="ro1">
          <table:table-cell table:number-columns-repeated="2"/>
          <table:table-cell table:formula="of:=670-[.A16]" office:value-type="float" office:value="670">
            <text:p>670</text:p>
          </table:table-cell>
          <table:table-cell table:formula="of:=110-[.B16]" office:value-type="float" office:value="110">
            <text:p>110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188">
            <text:p>1188</text:p>
          </table:table-cell>
          <table:table-cell table:formula="of:=670-[.A17]" office:value-type="float" office:value="135">
            <text:p>135</text:p>
          </table:table-cell>
          <table:table-cell table:formula="of:=110-[.B17]" office:value-type="float" office:value="-1078">
            <text:p>-1078</text:p>
          </table:table-cell>
        </table:table-row>
        <table:table-row table:style-name="ro1">
          <table:table-cell table:number-columns-repeated="2"/>
          <table:table-cell table:formula="of:=670-[.A18]" office:value-type="float" office:value="670">
            <text:p>670</text:p>
          </table:table-cell>
          <table:table-cell table:formula="of:=110-[.B18]" office:value-type="float" office:value="110">
            <text:p>11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228">
            <text:p>1228</text:p>
          </table:table-cell>
          <table:table-cell table:formula="of:=670-[.A19]" office:value-type="float" office:value="180">
            <text:p>180</text:p>
          </table:table-cell>
          <table:table-cell table:formula="of:=110-[.B19]" office:value-type="float" office:value="-1118">
            <text:p>-1118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410">
            <text:p>1410</text:p>
          </table:table-cell>
          <table:table-cell table:formula="of:=670-[.A20]" office:value-type="float" office:value="208">
            <text:p>208</text:p>
          </table:table-cell>
          <table:table-cell table:formula="of:=110-[.B20]" office:value-type="float" office:value="-1300">
            <text:p>-1300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535">
            <text:p>1535</text:p>
          </table:table-cell>
          <table:table-cell table:formula="of:=670-[.A21]" office:value-type="float" office:value="155">
            <text:p>155</text:p>
          </table:table-cell>
          <table:table-cell table:formula="of:=110-[.B21]" office:value-type="float" office:value="-1425">
            <text:p>-1425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650">
            <text:p>1650</text:p>
          </table:table-cell>
          <table:table-cell table:formula="of:=670-[.A22]" office:value-type="float" office:value="-240">
            <text:p>-240</text:p>
          </table:table-cell>
          <table:table-cell table:formula="of:=110-[.B22]" office:value-type="float" office:value="-1540">
            <text:p>-1540</text:p>
          </table:table-cell>
        </table:table-row>
        <table:table-row table:style-name="ro1">
          <table:table-cell table:number-columns-repeated="2"/>
          <table:table-cell table:formula="of:=670-[.A23]" office:value-type="float" office:value="670">
            <text:p>670</text:p>
          </table:table-cell>
          <table:table-cell table:formula="of:=110-[.B23]" office:value-type="float" office:value="110">
            <text:p>110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735">
            <text:p>1735</text:p>
          </table:table-cell>
          <table:table-cell table:formula="of:=670-[.A24]" office:value-type="float" office:value="-122">
            <text:p>-122</text:p>
          </table:table-cell>
          <table:table-cell table:formula="of:=110-[.B24]" office:value-type="float" office:value="-1625">
            <text:p>-1625</text:p>
          </table:table-cell>
        </table:table-row>
        <table:table-row table:style-name="ro1">
          <table:table-cell table:number-columns-repeated="2"/>
          <table:table-cell table:formula="of:=670-[.A25]" office:value-type="float" office:value="670">
            <text:p>670</text:p>
          </table:table-cell>
          <table:table-cell table:formula="of:=110-[.B25]" office:value-type="float" office:value="110">
            <text:p>11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8.01.2017</text:date>, <text:time>15:23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fried Kirner</meta:initial-creator>
    <meta:creation-date>2017-01-08T14:39:30</meta:creation-date>
    <dc:date>2017-01-08T15:23:47.73</dc:date>
    <dc:creator>Wilfried Kirner</dc:creator>
    <meta:editing-duration>PT28M52S</meta:editing-duration>
    <meta:editing-cycles>3</meta:editing-cycles>
    <meta:generator>OpenOffice.org/3.4.1$Win32 OpenOffice.org_project/341m1$Build-9593</meta:generator>
    <meta:document-statistic meta:table-count="3" meta:cell-count="100" meta:object-count="0"/>
  </office:meta>
</office:document-meta>
</file>